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243ab3" officeooo:paragraph-rsid="00243ab3"/>
    </style:style>
    <style:style style:name="P3" style:family="paragraph" style:parent-style-name="Standard">
      <style:text-properties style:font-name="URW Chancery L" fo:font-size="18pt" fo:font-weight="bold" officeooo:rsid="00278c96" officeooo:paragraph-rsid="00278c96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officeooo:rsid="00278c96" officeooo:paragraph-rsid="00278c96"/>
    </style:style>
    <style:style style:name="P6" style:family="paragraph" style:parent-style-name="Standard" style:list-style-name="L1">
      <style:text-properties style:font-name="URW Chancery L" officeooo:rsid="00278c96" officeooo:paragraph-rsid="00278c96"/>
    </style:style>
    <style:style style:name="P7" style:family="paragraph" style:parent-style-name="Standard">
      <style:text-properties style:font-name="URW Chancery L" officeooo:rsid="001f31ab" officeooo:paragraph-rsid="00243ab3"/>
    </style:style>
    <style:style style:name="P8" style:family="paragraph" style:parent-style-name="Standard">
      <style:text-properties officeooo:paragraph-rsid="0018939a"/>
    </style:style>
    <style:style style:name="T1" style:family="text">
      <style:text-properties officeooo:rsid="00278c96"/>
    </style:style>
    <style:style style:name="T2" style:family="text">
      <style:text-properties style:font-name="URW Chancery L" officeooo:rsid="00278c96"/>
    </style:style>
    <style:style style:name="T3" style:family="text">
      <style:text-properties style:font-name="URW Chancery L" officeooo:rsid="001f31a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caroni Salad</text:p>
      <text:p text:style-name="P1"/>
      <text:p text:style-name="P8"><text:span text:style-name="T2">½</text:span><text:span text:style-name="T3"> lbs.<text:tab/></text:span><text:span text:style-name="T2">Macaroni, cooked and cooled.</text:span></text:p>
      <text:p text:style-name="P2"><text:span text:style-name="T1">½ c</text:span>.<text:tab/><text:span text:style-name="T1">Mayonnaise</text:span>.</text:p>
      <text:p text:style-name="P2"><text:span text:style-name="T1">1 c</text:span>.<text:tab/>Olive<text:span text:style-name="T1">s, various rough chopped.</text:span></text:p>
      <text:p text:style-name="P2"><text:span text:style-name="T1">½</text:span> c.<text:tab/><text:span text:style-name="T1">Red onion, fine dice.</text:span></text:p>
      <text:p text:style-name="P2"><text:span text:style-name="T1">1 T</text:span>.<text:tab/>Seasoned salt.</text:p>
      <text:p text:style-name="P5">4 <text:tab/>Eggs, hard cooked</text:p>
      <text:p text:style-name="P5">2 T.<text:tab/>Apple cider vinegar.</text:p>
      <text:p text:style-name="P7"/>
      <text:list xml:id="list472433359" text:style-name="L1">
        <text:list-item>
          <text:p text:style-name="P6">Mix together all ingredients.</text:p>
        </text:list-item>
        <text:list-item>
          <text:p text:style-name="P6">Refrigerate for 2 to 4 hours to let flavors blen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3-11-03T10:09:10.887742631</dc:date>
    <meta:editing-duration>PT1H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52" meta:character-count="271" meta:non-whitespace-character-count="230"/>
  </office:meta>
</office:document-meta>
</file>